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2" text:outline-level="2"><text:bookmark-start text:name="спілкування-communication"/>спілкування / Communication:<text:bookmark-end text:name="спілкування-communication"/></text:h>
      <text:p text:style-name="First_20_paragraph">Це послання до народу України. Ми настійно рекомендуємо вам використовувати Briar для спілкування. Ви можете знайти його тут: &lt;https://briarproject.org/ . За допомогою цієї програми ви можете спілкуватися, навіть коли немає Інтернету. Посібник тут: <text:a xlink:type="simple" xlink:href="https://briarproject.org/manual/uk/" office:name=""><text:span text:style-name="Definition">https://briarproject.org/manual/uk/</text:span></text:a> , Швидкий початок: <text:a xlink:type="simple" xlink:href="https://briarproject.org/quick-start/uk/" office:name=""><text:span text:style-name="Definition">https://briarproject.org/quick-start/uk/</text:span></text:a></text:p>
      <text:p text:style-name="Horizontal_20_Line"/>
      <text:p text:style-name="First_20_paragraph">This is a message for the people of Ukraine. We strongly recommend that you use Briar for communicating. You can find it here: <text:a xlink:type="simple" xlink:href="https://briarproject.org/" office:name=""><text:span text:style-name="Definition">https://briarproject.org/</text:span></text:a> With this application, you can communicate even when there is no internet. The manual is here: <text:a xlink:type="simple" xlink:href="https://briarproject.org/manual/" office:name=""><text:span text:style-name="Definition">https://briarproject.org/manual/</text:span></text:a> , quick-start guie here: <text:a xlink:type="simple" xlink:href="https://briarproject.org/quick-start/" office:name=""><text:span text:style-name="Definition">https://briarproject.org/quick-star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8T23:29:40Z</meta:creation-date>
    <dc:date>2022-07-18T23:29:40Z</dc:date>
  </office:meta>
</office:document-meta>
</file>